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006cm"/>
    </style:style>
    <style:style style:name="co3" style:family="table-column">
      <style:table-column-properties fo:break-before="auto" style:column-width="2.651cm"/>
    </style:style>
    <style:style style:name="co4" style:family="table-column">
      <style:table-column-properties fo:break-before="auto" style:column-width="2.596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LLAVES DEL TIPO 3 A LA I</text:p>
          </table:table-cell>
          <table:table-cell table:number-columns-repeated="4"/>
          <table:table-cell office:value-type="string">
            <text:p>TIEMPO O(P)</text:p>
          </table:table-cell>
          <table:table-cell table:number-columns-repeated="3"/>
          <table:table-cell office:value-type="string">
            <text:p>TIEMPO O(RAIZ DE P)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 table:number-columns-repeated="2"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  <table:table-cell/>
          <table:table-cell office:value-type="string">
            <text:p>LLAVE</text:p>
          </table:table-cell>
          <table:table-cell office:value-type="string">
            <text:p>TIPO</text:p>
          </table:table-cell>
          <table:table-cell office:value-type="string">
            <text:p>TIEMPO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3^0</text:p>
          </table:table-cell>
          <table:table-cell office:value-type="string">
            <text:p>2380.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3^0</text:p>
          </table:table-cell>
          <table:table-cell office:value-type="string">
            <text:p>1617.5</text:p>
          </table:table-cell>
          <table:table-cell/>
          <table:table-cell office:value-type="float" office:value="1">
            <text:p>1</text:p>
          </table:table-cell>
          <table:table-cell office:value-type="string">
            <text:p>3^0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3^1</text:p>
          </table:table-cell>
          <table:table-cell office:value-type="float" office:value="2401">
            <text:p>240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string">
            <text:p>3^1</text:p>
          </table:table-cell>
          <table:table-cell office:value-type="string">
            <text:p>1965.5</text:p>
          </table:table-cell>
          <table:table-cell/>
          <table:table-cell office:value-type="float" office:value="3">
            <text:p>3</text:p>
          </table:table-cell>
          <table:table-cell office:value-type="string">
            <text:p>3^1</text:p>
          </table:table-cell>
          <table:table-cell office:value-type="float" office:value="1960">
            <text:p>1960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3^2</text:p>
          </table:table-cell>
          <table:table-cell office:value-type="string">
            <text:p>2554.6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3^2</text:p>
          </table:table-cell>
          <table:table-cell office:value-type="string">
            <text:p>2029.2</text:p>
          </table:table-cell>
          <table:table-cell/>
          <table:table-cell office:value-type="float" office:value="9">
            <text:p>9</text:p>
          </table:table-cell>
          <table:table-cell office:value-type="string">
            <text:p>3^2</text:p>
          </table:table-cell>
          <table:table-cell office:value-type="float" office:value="1961">
            <text:p>1961</text:p>
          </table:table-cell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3^3</text:p>
          </table:table-cell>
          <table:table-cell office:value-type="string">
            <text:p>2656.56</text:p>
          </table:table-cell>
          <table:table-cell table:number-columns-repeated="2"/>
          <table:table-cell office:value-type="float" office:value="27">
            <text:p>27</text:p>
          </table:table-cell>
          <table:table-cell office:value-type="string">
            <text:p>3^3</text:p>
          </table:table-cell>
          <table:table-cell office:value-type="string">
            <text:p>2174.5</text:p>
          </table:table-cell>
          <table:table-cell/>
          <table:table-cell office:value-type="float" office:value="27">
            <text:p>27</text:p>
          </table:table-cell>
          <table:table-cell office:value-type="string">
            <text:p>3^3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/>
          <table:table-cell office:value-type="float" office:value="81">
            <text:p>81</text:p>
          </table:table-cell>
          <table:table-cell office:value-type="string">
            <text:p>3^4</text:p>
          </table:table-cell>
          <table:table-cell office:value-type="string">
            <text:p>2960.48</text:p>
          </table:table-cell>
          <table:table-cell table:number-columns-repeated="2"/>
          <table:table-cell office:value-type="float" office:value="81">
            <text:p>81</text:p>
          </table:table-cell>
          <table:table-cell office:value-type="string">
            <text:p>3^4</text:p>
          </table:table-cell>
          <table:table-cell office:value-type="string">
            <text:p>2264.3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3^4</text:p>
          </table:table-cell>
          <table:table-cell office:value-type="float" office:value="2450">
            <text:p>2450</text:p>
          </table:table-cell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string">
            <text:p>3^5</text:p>
          </table:table-cell>
          <table:table-cell office:value-type="string">
            <text:p>3046.74</text:p>
          </table:table-cell>
          <table:table-cell table:number-columns-repeated="2"/>
          <table:table-cell office:value-type="float" office:value="243">
            <text:p>243</text:p>
          </table:table-cell>
          <table:table-cell office:value-type="string">
            <text:p>3^5</text:p>
          </table:table-cell>
          <table:table-cell office:value-type="float" office:value="3676">
            <text:p>3676</text:p>
          </table:table-cell>
          <table:table-cell/>
          <table:table-cell office:value-type="float" office:value="243">
            <text:p>243</text:p>
          </table:table-cell>
          <table:table-cell office:value-type="string">
            <text:p>3^5</text:p>
          </table:table-cell>
          <table:table-cell office:value-type="float" office:value="2451">
            <text:p>2451</text:p>
          </table:table-cell>
        </table:table-row>
        <table:table-row table:style-name="ro1">
          <table:table-cell/>
          <table:table-cell office:value-type="float" office:value="729">
            <text:p>729</text:p>
          </table:table-cell>
          <table:table-cell office:value-type="string">
            <text:p>3^6</text:p>
          </table:table-cell>
          <table:table-cell office:value-type="string">
            <text:p>3172.16</text:p>
          </table:table-cell>
          <table:table-cell table:number-columns-repeated="2"/>
          <table:table-cell office:value-type="float" office:value="729">
            <text:p>729</text:p>
          </table:table-cell>
          <table:table-cell office:value-type="string">
            <text:p>3^6</text:p>
          </table:table-cell>
          <table:table-cell office:value-type="string">
            <text:p>7846.5</text:p>
          </table:table-cell>
          <table:table-cell/>
          <table:table-cell office:value-type="float" office:value="729">
            <text:p>729</text:p>
          </table:table-cell>
          <table:table-cell office:value-type="string">
            <text:p>3^6</text:p>
          </table:table-cell>
          <table:table-cell office:value-type="float" office:value="3921">
            <text:p>3921</text:p>
          </table:table-cell>
        </table:table-row>
        <table:table-row table:style-name="ro1">
          <table:table-cell/>
          <table:table-cell office:value-type="float" office:value="2187">
            <text:p>2187</text:p>
          </table:table-cell>
          <table:table-cell office:value-type="string">
            <text:p>3^7</text:p>
          </table:table-cell>
          <table:table-cell office:value-type="string">
            <text:p>3231.04</text:p>
          </table:table-cell>
          <table:table-cell table:number-columns-repeated="2"/>
          <table:table-cell office:value-type="float" office:value="2187">
            <text:p>2187</text:p>
          </table:table-cell>
          <table:table-cell office:value-type="string">
            <text:p>3^7</text:p>
          </table:table-cell>
          <table:table-cell office:value-type="string">
            <text:p>22644.4</text:p>
          </table:table-cell>
          <table:table-cell/>
          <table:table-cell office:value-type="float" office:value="2187">
            <text:p>2187</text:p>
          </table:table-cell>
          <table:table-cell office:value-type="string">
            <text:p>3^7</text:p>
          </table:table-cell>
          <table:table-cell office:value-type="float" office:value="4901">
            <text:p>4901</text:p>
          </table:table-cell>
        </table:table-row>
        <table:table-row table:style-name="ro1">
          <table:table-cell/>
          <table:table-cell office:value-type="float" office:value="6561">
            <text:p>6561</text:p>
          </table:table-cell>
          <table:table-cell office:value-type="string">
            <text:p>3^8</text:p>
          </table:table-cell>
          <table:table-cell office:value-type="string">
            <text:p>3370.18</text:p>
          </table:table-cell>
          <table:table-cell table:number-columns-repeated="2"/>
          <table:table-cell office:value-type="float" office:value="6561">
            <text:p>6561</text:p>
          </table:table-cell>
          <table:table-cell office:value-type="string">
            <text:p>3^8</text:p>
          </table:table-cell>
          <table:table-cell office:value-type="string">
            <text:p>65336.1</text:p>
          </table:table-cell>
          <table:table-cell/>
          <table:table-cell office:value-type="float" office:value="6561">
            <text:p>6561</text:p>
          </table:table-cell>
          <table:table-cell office:value-type="string">
            <text:p>3^8</text:p>
          </table:table-cell>
          <table:table-cell office:value-type="float" office:value="6862">
            <text:p>6862</text:p>
          </table:table-cell>
        </table:table-row>
        <table:table-row table:style-name="ro1">
          <table:table-cell/>
          <table:table-cell office:value-type="float" office:value="19683">
            <text:p>19683</text:p>
          </table:table-cell>
          <table:table-cell office:value-type="string">
            <text:p>3^9</text:p>
          </table:table-cell>
          <table:table-cell office:value-type="string">
            <text:p>3477.96</text:p>
          </table:table-cell>
          <table:table-cell table:number-columns-repeated="2"/>
          <table:table-cell office:value-type="float" office:value="19683">
            <text:p>19683</text:p>
          </table:table-cell>
          <table:table-cell office:value-type="string">
            <text:p>3^9</text:p>
          </table:table-cell>
          <table:table-cell office:value-type="string">
            <text:p>215319.7</text:p>
          </table:table-cell>
          <table:table-cell/>
          <table:table-cell office:value-type="float" office:value="19683">
            <text:p>19683</text:p>
          </table:table-cell>
          <table:table-cell office:value-type="string">
            <text:p>3^9</text:p>
          </table:table-cell>
          <table:table-cell office:value-type="float" office:value="11273">
            <text:p>11273</text:p>
          </table:table-cell>
        </table:table-row>
        <table:table-row table:style-name="ro1">
          <table:table-cell/>
          <table:table-cell office:value-type="float" office:value="59049">
            <text:p>59049</text:p>
          </table:table-cell>
          <table:table-cell office:value-type="string">
            <text:p>3^10</text:p>
          </table:table-cell>
          <table:table-cell office:value-type="string">
            <text:p>3730.82</text:p>
          </table:table-cell>
          <table:table-cell table:number-columns-repeated="2"/>
          <table:table-cell office:value-type="float" office:value="59049">
            <text:p>59049</text:p>
          </table:table-cell>
          <table:table-cell office:value-type="string">
            <text:p>3^10</text:p>
          </table:table-cell>
          <table:table-cell office:value-type="string">
            <text:p>590914.9</text:p>
          </table:table-cell>
          <table:table-cell/>
          <table:table-cell office:value-type="float" office:value="59049">
            <text:p>59049</text:p>
          </table:table-cell>
          <table:table-cell office:value-type="string">
            <text:p>3^10</text:p>
          </table:table-cell>
          <table:table-cell office:value-type="float" office:value="18626">
            <text:p>18626</text:p>
          </table:table-cell>
        </table:table-row>
        <table:table-row table:style-name="ro1">
          <table:table-cell/>
          <table:table-cell office:value-type="float" office:value="177147">
            <text:p>177147</text:p>
          </table:table-cell>
          <table:table-cell office:value-type="string">
            <text:p>3^11</text:p>
          </table:table-cell>
          <table:table-cell office:value-type="string">
            <text:p>4428.36</text:p>
          </table:table-cell>
          <table:table-cell table:number-columns-repeated="2"/>
          <table:table-cell office:value-type="float" office:value="177147">
            <text:p>177147</text:p>
          </table:table-cell>
          <table:table-cell office:value-type="string">
            <text:p>3^11</text:p>
          </table:table-cell>
          <table:table-cell office:value-type="string">
            <text:p>1705743.2</text:p>
          </table:table-cell>
          <table:table-cell/>
          <table:table-cell office:value-type="float" office:value="177147">
            <text:p>177147</text:p>
          </table:table-cell>
          <table:table-cell office:value-type="string">
            <text:p>3^11</text:p>
          </table:table-cell>
          <table:table-cell office:value-type="float" office:value="31370">
            <text:p>31370</text:p>
          </table:table-cell>
        </table:table-row>
        <table:table-row table:style-name="ro1">
          <table:table-cell/>
          <table:table-cell office:value-type="float" office:value="531441">
            <text:p>531441</text:p>
          </table:table-cell>
          <table:table-cell office:value-type="string">
            <text:p>3^12</text:p>
          </table:table-cell>
          <table:table-cell office:value-type="string">
            <text:p>4685.66</text:p>
          </table:table-cell>
          <table:table-cell table:number-columns-repeated="2"/>
          <table:table-cell office:value-type="float" office:value="531441">
            <text:p>531441</text:p>
          </table:table-cell>
          <table:table-cell office:value-type="string">
            <text:p>3^12</text:p>
          </table:table-cell>
          <table:table-cell office:value-type="string">
            <text:p>5024004.9</text:p>
          </table:table-cell>
          <table:table-cell/>
          <table:table-cell office:value-type="float" office:value="531441">
            <text:p>531441</text:p>
          </table:table-cell>
          <table:table-cell office:value-type="string">
            <text:p>3^12</text:p>
          </table:table-cell>
          <table:table-cell office:value-type="float" office:value="86265">
            <text:p>86265</text:p>
          </table:table-cell>
        </table:table-row>
        <table:table-row table:style-name="ro1">
          <table:table-cell/>
          <table:table-cell office:value-type="float" office:value="1594323">
            <text:p>1594323</text:p>
          </table:table-cell>
          <table:table-cell office:value-type="string">
            <text:p>3^13</text:p>
          </table:table-cell>
          <table:table-cell office:value-type="string">
            <text:p>4999.42</text:p>
          </table:table-cell>
          <table:table-cell table:number-columns-repeated="2"/>
          <table:table-cell office:value-type="float" office:value="1594323">
            <text:p>1594323</text:p>
          </table:table-cell>
          <table:table-cell office:value-type="string">
            <text:p>3^13</text:p>
          </table:table-cell>
          <table:table-cell office:value-type="string">
            <text:p>15234398.4</text:p>
          </table:table-cell>
          <table:table-cell/>
          <table:table-cell office:value-type="float" office:value="1594323">
            <text:p>1594323</text:p>
          </table:table-cell>
          <table:table-cell office:value-type="string">
            <text:p>3^13</text:p>
          </table:table-cell>
          <table:table-cell office:value-type="float" office:value="124006">
            <text:p>124006</text:p>
          </table:table-cell>
        </table:table-row>
        <table:table-row table:style-name="ro1">
          <table:table-cell/>
          <table:table-cell office:value-type="float" office:value="4782969">
            <text:p>4782969</text:p>
          </table:table-cell>
          <table:table-cell office:value-type="string">
            <text:p>3^14</text:p>
          </table:table-cell>
          <table:table-cell office:value-type="string">
            <text:p>5460.14</text:p>
          </table:table-cell>
          <table:table-cell table:number-columns-repeated="2"/>
          <table:table-cell office:value-type="float" office:value="4782969">
            <text:p>4782969</text:p>
          </table:table-cell>
          <table:table-cell office:value-type="string">
            <text:p>3^14</text:p>
          </table:table-cell>
          <table:table-cell office:value-type="string">
            <text:p>45986496.5</text:p>
          </table:table-cell>
          <table:table-cell/>
          <table:table-cell office:value-type="float" office:value="4782969">
            <text:p>4782969</text:p>
          </table:table-cell>
          <table:table-cell office:value-type="string">
            <text:p>3^14</text:p>
          </table:table-cell>
          <table:table-cell office:value-type="float" office:value="188705">
            <text:p>188705</text:p>
          </table:table-cell>
        </table:table-row>
        <table:table-row table:style-name="ro1">
          <table:table-cell/>
          <table:table-cell office:value-type="float" office:value="14348907">
            <text:p>14348907</text:p>
          </table:table-cell>
          <table:table-cell office:value-type="string">
            <text:p>3^15</text:p>
          </table:table-cell>
          <table:table-cell office:value-type="string">
            <text:p>5756.1</text:p>
          </table:table-cell>
          <table:table-cell table:number-columns-repeated="2"/>
          <table:table-cell office:value-type="float" office:value="14348907">
            <text:p>14348907</text:p>
          </table:table-cell>
          <table:table-cell office:value-type="string">
            <text:p>3^15</text:p>
          </table:table-cell>
          <table:table-cell office:value-type="float" office:value="137307357">
            <text:p>137307357</text:p>
          </table:table-cell>
          <table:table-cell/>
          <table:table-cell office:value-type="float" office:value="14348907">
            <text:p>14348907</text:p>
          </table:table-cell>
          <table:table-cell office:value-type="string">
            <text:p>3^15</text:p>
          </table:table-cell>
          <table:table-cell office:value-type="float" office:value="356824">
            <text:p>356824</text:p>
          </table:table-cell>
        </table:table-row>
        <table:table-row table:style-name="ro1">
          <table:table-cell/>
          <table:table-cell office:value-type="float" office:value="43046721">
            <text:p>43046721</text:p>
          </table:table-cell>
          <table:table-cell office:value-type="string">
            <text:p>3^16</text:p>
          </table:table-cell>
          <table:table-cell office:value-type="string">
            <text:p>5891.5</text:p>
          </table:table-cell>
          <table:table-cell table:number-columns-repeated="2"/>
          <table:table-cell office:value-type="float" office:value="43046721">
            <text:p>43046721</text:p>
          </table:table-cell>
          <table:table-cell office:value-type="string">
            <text:p>3^16</text:p>
          </table:table-cell>
          <table:table-cell office:value-type="float" office:value="409319078">
            <text:p>409319078</text:p>
          </table:table-cell>
          <table:table-cell/>
          <table:table-cell office:value-type="float" office:value="43046721">
            <text:p>43046721</text:p>
          </table:table-cell>
          <table:table-cell office:value-type="string">
            <text:p>3^16</text:p>
          </table:table-cell>
          <table:table-cell office:value-type="float" office:value="265657">
            <text:p>265657</text:p>
          </table:table-cell>
        </table:table-row>
        <table:table-row table:style-name="ro1">
          <table:table-cell/>
          <table:table-cell office:value-type="float" office:value="129140163">
            <text:p>129140163</text:p>
          </table:table-cell>
          <table:table-cell office:value-type="string">
            <text:p>3^17</text:p>
          </table:table-cell>
          <table:table-cell office:value-type="string">
            <text:p>6026.9</text:p>
          </table:table-cell>
          <table:table-cell table:number-columns-repeated="2"/>
          <table:table-cell office:value-type="float" office:value="129140163">
            <text:p>129140163</text:p>
          </table:table-cell>
          <table:table-cell office:value-type="string">
            <text:p>3^17</text:p>
          </table:table-cell>
          <table:table-cell office:value-type="float" office:value="1238402421">
            <text:p>1238402421</text:p>
          </table:table-cell>
          <table:table-cell/>
          <table:table-cell office:value-type="float" office:value="129140163">
            <text:p>129140163</text:p>
          </table:table-cell>
          <table:table-cell office:value-type="string">
            <text:p>3^17</text:p>
          </table:table-cell>
          <table:table-cell office:value-type="float" office:value="400446">
            <text:p>400446</text:p>
          </table:table-cell>
        </table:table-row>
        <table:table-row table:style-name="ro1">
          <table:table-cell/>
          <table:table-cell office:value-type="float" office:value="387420489">
            <text:p>387420489</text:p>
          </table:table-cell>
          <table:table-cell office:value-type="string">
            <text:p>3^18</text:p>
          </table:table-cell>
          <table:table-cell office:value-type="string">
            <text:p>6162.3</text:p>
          </table:table-cell>
          <table:table-cell table:number-columns-repeated="2"/>
          <table:table-cell office:value-type="float" office:value="387420489">
            <text:p>387420489</text:p>
          </table:table-cell>
          <table:table-cell office:value-type="string">
            <text:p>3^18</text:p>
          </table:table-cell>
          <table:table-cell office:value-type="float" office:value="3682800560">
            <text:p>3682800560</text:p>
          </table:table-cell>
          <table:table-cell/>
          <table:table-cell office:value-type="float" office:value="387420489">
            <text:p>387420489</text:p>
          </table:table-cell>
          <table:table-cell office:value-type="string">
            <text:p>3^18</text:p>
          </table:table-cell>
          <table:table-cell office:value-type="float" office:value="1617468">
            <text:p>1617468</text:p>
          </table:table-cell>
        </table:table-row>
        <table:table-row table:style-name="ro1">
          <table:table-cell/>
          <table:table-cell office:value-type="float" office:value="387420489">
            <text:p>387420489</text:p>
          </table:table-cell>
          <table:table-cell office:value-type="string">
            <text:p>3^19</text:p>
          </table:table-cell>
          <table:table-cell office:value-type="string">
            <text:p>6297.7</text:p>
          </table:table-cell>
          <table:table-cell table:number-columns-repeated="2"/>
          <table:table-cell office:value-type="float" office:value="387420489">
            <text:p>387420489</text:p>
          </table:table-cell>
          <table:table-cell office:value-type="string">
            <text:p>3^19</text:p>
          </table:table-cell>
          <table:table-cell office:value-type="float" office:value="6127198699">
            <text:p>6127198699</text:p>
          </table:table-cell>
          <table:table-cell/>
          <table:table-cell office:value-type="float" office:value="387420489">
            <text:p>387420489</text:p>
          </table:table-cell>
          <table:table-cell office:value-type="string">
            <text:p>3^19</text:p>
          </table:table-cell>
          <table:table-cell office:value-type="float" office:value="2542364">
            <text:p>2542364</text:p>
          </table:table-cell>
        </table:table-row>
        <table:table-row table:style-name="ro1">
          <table:table-cell/>
          <table:table-cell office:value-type="float" office:value="1162261467">
            <text:p>1162261467</text:p>
          </table:table-cell>
          <table:table-cell office:value-type="string">
            <text:p>3^20</text:p>
          </table:table-cell>
          <table:table-cell office:value-type="string">
            <text:p>6433.1</text:p>
          </table:table-cell>
          <table:table-cell table:number-columns-repeated="2"/>
          <table:table-cell office:value-type="float" office:value="1162261467">
            <text:p>1162261467</text:p>
          </table:table-cell>
          <table:table-cell office:value-type="string">
            <text:p>3^20</text:p>
          </table:table-cell>
          <table:table-cell office:value-type="float" office:value="8571596838">
            <text:p>8571596838</text:p>
          </table:table-cell>
          <table:table-cell/>
          <table:table-cell office:value-type="float" office:value="1162261467">
            <text:p>1162261467</text:p>
          </table:table-cell>
          <table:table-cell office:value-type="string">
            <text:p>3^20</text:p>
          </table:table-cell>
          <table:table-cell office:value-type="float" office:value="2608534">
            <text:p>2608534</text:p>
          </table:table-cell>
        </table:table-row>
        <table:table-row table:style-name="ro1">
          <table:table-cell/>
          <table:table-cell office:value-type="float" office:value="3486784401">
            <text:p>3486784401</text:p>
          </table:table-cell>
          <table:table-cell office:value-type="string">
            <text:p>3^21</text:p>
          </table:table-cell>
          <table:table-cell office:value-type="string">
            <text:p>6568.5</text:p>
          </table:table-cell>
          <table:table-cell table:number-columns-repeated="2"/>
          <table:table-cell office:value-type="float" office:value="3486784401">
            <text:p>3486784401</text:p>
          </table:table-cell>
          <table:table-cell office:value-type="string">
            <text:p>3^21</text:p>
          </table:table-cell>
          <table:table-cell office:value-type="float" office:value="11015994977">
            <text:p>11015994977</text:p>
          </table:table-cell>
          <table:table-cell/>
          <table:table-cell office:value-type="float" office:value="3486784401">
            <text:p>3486784401</text:p>
          </table:table-cell>
          <table:table-cell office:value-type="string">
            <text:p>3^21</text:p>
          </table:table-cell>
          <table:table-cell office:value-type="float" office:value="3956914">
            <text:p>3956914</text:p>
          </table:table-cell>
        </table:table-row>
        <table:table-row table:style-name="ro1">
          <table:table-cell/>
          <table:table-cell office:value-type="float" office:value="10460353203">
            <text:p>10460353203</text:p>
          </table:table-cell>
          <table:table-cell office:value-type="string">
            <text:p>3^22</text:p>
          </table:table-cell>
          <table:table-cell office:value-type="string">
            <text:p>6703.9</text:p>
          </table:table-cell>
          <table:table-cell table:number-columns-repeated="2"/>
          <table:table-cell office:value-type="float" office:value="10460353203">
            <text:p>10460353203</text:p>
          </table:table-cell>
          <table:table-cell office:value-type="string">
            <text:p>3^22</text:p>
          </table:table-cell>
          <table:table-cell office:value-type="float" office:value="13460393116">
            <text:p>13460393116</text:p>
          </table:table-cell>
          <table:table-cell/>
          <table:table-cell office:value-type="float" office:value="10460353203">
            <text:p>10460353203</text:p>
          </table:table-cell>
          <table:table-cell office:value-type="string">
            <text:p>3^22</text:p>
          </table:table-cell>
          <table:table-cell office:value-type="float" office:value="7124699">
            <text:p>7124699</text:p>
          </table:table-cell>
        </table:table-row>
        <table:table-row table:style-name="ro1">
          <table:table-cell/>
          <table:table-cell office:value-type="float" office:value="31381059609">
            <text:p>31381059609</text:p>
          </table:table-cell>
          <table:table-cell office:value-type="string">
            <text:p>3^23</text:p>
          </table:table-cell>
          <table:table-cell office:value-type="string">
            <text:p>6839.3</text:p>
          </table:table-cell>
          <table:table-cell table:number-columns-repeated="2"/>
          <table:table-cell office:value-type="float" office:value="31381059609">
            <text:p>31381059609</text:p>
          </table:table-cell>
          <table:table-cell office:value-type="string">
            <text:p>3^23</text:p>
          </table:table-cell>
          <table:table-cell office:value-type="float" office:value="15904791255">
            <text:p>15904791255</text:p>
          </table:table-cell>
          <table:table-cell/>
          <table:table-cell office:value-type="float" office:value="31381059609">
            <text:p>31381059609</text:p>
          </table:table-cell>
          <table:table-cell office:value-type="string">
            <text:p>3^23</text:p>
          </table:table-cell>
          <table:table-cell office:value-type="float" office:value="11467843">
            <text:p>11467843</text:p>
          </table:table-cell>
        </table:table-row>
        <table:table-row table:style-name="ro1">
          <table:table-cell/>
          <table:table-cell office:value-type="float" office:value="94143178827">
            <text:p>94143178827</text:p>
          </table:table-cell>
          <table:table-cell office:value-type="string">
            <text:p>3^24</text:p>
          </table:table-cell>
          <table:table-cell office:value-type="string">
            <text:p>6974.7</text:p>
          </table:table-cell>
          <table:table-cell table:number-columns-repeated="2"/>
          <table:table-cell office:value-type="float" office:value="94143178827">
            <text:p>94143178827</text:p>
          </table:table-cell>
          <table:table-cell office:value-type="string">
            <text:p>3^24</text:p>
          </table:table-cell>
          <table:table-cell office:value-type="float" office:value="18349189394">
            <text:p>18349189394</text:p>
          </table:table-cell>
          <table:table-cell/>
          <table:table-cell office:value-type="float" office:value="94143178827">
            <text:p>94143178827</text:p>
          </table:table-cell>
          <table:table-cell office:value-type="string">
            <text:p>3^24</text:p>
          </table:table-cell>
          <table:table-cell office:value-type="float" office:value="19803192">
            <text:p>19803192</text:p>
          </table:table-cell>
        </table:table-row>
        <table:table-row table:style-name="ro1">
          <table:table-cell/>
          <table:table-cell office:value-type="float" office:value="282429536481">
            <text:p>282429536481</text:p>
          </table:table-cell>
          <table:table-cell office:value-type="string">
            <text:p>3^25</text:p>
          </table:table-cell>
          <table:table-cell office:value-type="string">
            <text:p>7110.1</text:p>
          </table:table-cell>
          <table:table-cell table:number-columns-repeated="2"/>
          <table:table-cell office:value-type="float" office:value="282429536481">
            <text:p>282429536481</text:p>
          </table:table-cell>
          <table:table-cell office:value-type="string">
            <text:p>3^25</text:p>
          </table:table-cell>
          <table:table-cell office:value-type="float" office:value="20793587533">
            <text:p>20793587533</text:p>
          </table:table-cell>
          <table:table-cell/>
          <table:table-cell office:value-type="float" office:value="282429536481">
            <text:p>282429536481</text:p>
          </table:table-cell>
          <table:table-cell office:value-type="string">
            <text:p>3^25</text:p>
          </table:table-cell>
          <table:table-cell office:value-type="float" office:value="35212754">
            <text:p>35212754</text:p>
          </table:table-cell>
        </table:table-row>
        <table:table-row table:style-name="ro1">
          <table:table-cell/>
          <table:table-cell office:value-type="float" office:value="847288609443">
            <text:p>847288609443</text:p>
          </table:table-cell>
          <table:table-cell office:value-type="string">
            <text:p>3^26</text:p>
          </table:table-cell>
          <table:table-cell office:value-type="string">
            <text:p>7245.5</text:p>
          </table:table-cell>
          <table:table-cell table:number-columns-repeated="2"/>
          <table:table-cell office:value-type="float" office:value="847288609443">
            <text:p>847288609443</text:p>
          </table:table-cell>
          <table:table-cell office:value-type="string">
            <text:p>3^26</text:p>
          </table:table-cell>
          <table:table-cell office:value-type="float" office:value="23237985672">
            <text:p>23237985672</text:p>
          </table:table-cell>
          <table:table-cell/>
          <table:table-cell office:value-type="float" office:value="847288609443">
            <text:p>847288609443</text:p>
          </table:table-cell>
          <table:table-cell office:value-type="string">
            <text:p>3^26</text:p>
          </table:table-cell>
          <table:table-cell office:value-type="float" office:value="59285080">
            <text:p>59285080</text:p>
          </table:table-cell>
        </table:table-row>
        <table:table-row table:style-name="ro1">
          <table:table-cell/>
          <table:table-cell office:value-type="float" office:value="2541865828329">
            <text:p>2541865828329</text:p>
          </table:table-cell>
          <table:table-cell office:value-type="string">
            <text:p>3^27</text:p>
          </table:table-cell>
          <table:table-cell office:value-type="string">
            <text:p>7380.9</text:p>
          </table:table-cell>
          <table:table-cell table:number-columns-repeated="2"/>
          <table:table-cell office:value-type="float" office:value="2541865828329">
            <text:p>2541865828329</text:p>
          </table:table-cell>
          <table:table-cell office:value-type="string">
            <text:p>3^27</text:p>
          </table:table-cell>
          <table:table-cell office:value-type="float" office:value="25682383811">
            <text:p>25682383811</text:p>
          </table:table-cell>
          <table:table-cell/>
          <table:table-cell office:value-type="float" office:value="2541865828329">
            <text:p>2541865828329</text:p>
          </table:table-cell>
          <table:table-cell office:value-type="string">
            <text:p>3^27</text:p>
          </table:table-cell>
          <table:table-cell office:value-type="float" office:value="103014535">
            <text:p>103014535</text:p>
          </table:table-cell>
        </table:table-row>
        <table:table-row table:style-name="ro1">
          <table:table-cell/>
          <table:table-cell office:value-type="float" office:value="7625597484987">
            <text:p>7625597484987</text:p>
          </table:table-cell>
          <table:table-cell office:value-type="string">
            <text:p>3^28</text:p>
          </table:table-cell>
          <table:table-cell office:value-type="string">
            <text:p>7516.3</text:p>
          </table:table-cell>
          <table:table-cell table:number-columns-repeated="2"/>
          <table:table-cell office:value-type="float" office:value="7625597484987">
            <text:p>7625597484987</text:p>
          </table:table-cell>
          <table:table-cell office:value-type="string">
            <text:p>3^28</text:p>
          </table:table-cell>
          <table:table-cell office:value-type="float" office:value="28126781950">
            <text:p>28126781950</text:p>
          </table:table-cell>
          <table:table-cell/>
          <table:table-cell office:value-type="float" office:value="7625597484987">
            <text:p>7625597484987</text:p>
          </table:table-cell>
          <table:table-cell office:value-type="string">
            <text:p>3^28</text:p>
          </table:table-cell>
          <table:table-cell office:value-type="float" office:value="178188535">
            <text:p>178188535</text:p>
          </table:table-cell>
        </table:table-row>
        <table:table-row table:style-name="ro1">
          <table:table-cell/>
          <table:table-cell office:value-type="float" office:value="22876792454961">
            <text:p>22876792454961</text:p>
          </table:table-cell>
          <table:table-cell office:value-type="string">
            <text:p>3^29</text:p>
          </table:table-cell>
          <table:table-cell office:value-type="string">
            <text:p>7651.7</text:p>
          </table:table-cell>
          <table:table-cell table:number-columns-repeated="2"/>
          <table:table-cell office:value-type="float" office:value="22876792454961">
            <text:p>22876792454961</text:p>
          </table:table-cell>
          <table:table-cell office:value-type="string">
            <text:p>3^29</text:p>
          </table:table-cell>
          <table:table-cell office:value-type="float" office:value="30571180089">
            <text:p>30571180089</text:p>
          </table:table-cell>
          <table:table-cell/>
          <table:table-cell office:value-type="float" office:value="22876792454961">
            <text:p>22876792454961</text:p>
          </table:table-cell>
          <table:table-cell office:value-type="string">
            <text:p>3^29</text:p>
          </table:table-cell>
          <table:table-cell office:value-type="float" office:value="308181445">
            <text:p>308181445</text:p>
          </table:table-cell>
        </table:table-row>
        <table:table-row table:style-name="ro1">
          <table:table-cell/>
          <table:table-cell office:value-type="float" office:value="68630377364883">
            <text:p>68630377364883</text:p>
          </table:table-cell>
          <table:table-cell office:value-type="string">
            <text:p>3^30</text:p>
          </table:table-cell>
          <table:table-cell office:value-type="string">
            <text:p>7787.1</text:p>
          </table:table-cell>
          <table:table-cell table:number-columns-repeated="2"/>
          <table:table-cell office:value-type="float" office:value="68630377364883">
            <text:p>68630377364883</text:p>
          </table:table-cell>
          <table:table-cell office:value-type="string">
            <text:p>3^30</text:p>
          </table:table-cell>
          <table:table-cell office:value-type="float" office:value="33015578228">
            <text:p>33015578228</text:p>
          </table:table-cell>
          <table:table-cell/>
          <table:table-cell office:value-type="float" office:value="68630377364883">
            <text:p>68630377364883</text:p>
          </table:table-cell>
          <table:table-cell office:value-type="string">
            <text:p>3^30</text:p>
          </table:table-cell>
          <table:table-cell office:value-type="float" office:value="438174355">
            <text:p>438174355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A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/08/2016</text:date>, <text:time>20:04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ido Tripodi</meta:initial-creator>
    <meta:creation-date>2016-08-28T16:34:58</meta:creation-date>
    <dc:date>2016-08-28T20:04:07</dc:date>
    <dc:creator>Guido Tripodi</dc:creator>
    <meta:editing-duration>PT1H30M52S</meta:editing-duration>
    <meta:editing-cycles>2</meta:editing-cycles>
    <meta:generator>OpenOffice/4.1.0$Linux OpenOffice.org_project/410m18$Build-9764</meta:generator>
    <meta:document-statistic meta:table-count="3" meta:cell-count="291" meta:object-count="0"/>
  </office:meta>
</office:document-meta>
</file>